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8.161cm" fo:margin-left="-0.191cm" style:page-number="auto" table:align="left" style:writing-mode="lr-tb"/>
    </style:style>
    <style:style style:name="Table1.A" style:family="table-column">
      <style:table-column-properties style:column-width="5.495cm"/>
    </style:style>
    <style:style style:name="Table1.B" style:family="table-column">
      <style:table-column-properties style:column-width="0.683cm"/>
    </style:style>
    <style:style style:name="Table1.C" style:family="table-column">
      <style:table-column-properties style:column-width="5.805cm"/>
    </style:style>
    <style:style style:name="Table1.E" style:family="table-column">
      <style:table-column-properties style:column-width="5.496cm"/>
    </style:style>
    <style:style style:name="Table1.1" style:family="table-row">
      <style:table-row-properties style:min-row-height="0.222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05pt solid #ffffff" style:writing-mode="lr-tb"/>
    </style:style>
    <style:style style:name="Table1.2" style:family="table-row">
      <style:table-row-properties style:min-row-height="0.37cm" fo:keep-together="auto"/>
    </style:style>
    <style:style style:name="Table1.A2" style:family="table-cell">
      <style:table-cell-properties style:vertical-align="bottom" fo:padding-left="0.191cm" fo:padding-right="0.191cm" fo:padding-top="0cm" fo:padding-bottom="0cm" fo:border-left="none" fo:border-right="none" fo:border-top="none" fo:border-bottom="0.05pt solid #ffffff" style:writing-mode="lr-tb"/>
    </style:style>
    <style:style style:name="Table1.3" style:family="table-row">
      <style:table-row-properties style:min-row-height="0.503cm" fo:keep-together="auto"/>
    </style:style>
    <style:style style:name="Table1.A3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05pt solid #ffffff" style:writing-mode="lr-tb"/>
    </style:style>
    <style:style style:name="Table1.4" style:family="table-row">
      <style:table-row-properties style:min-row-height="1.221cm" fo:keep-together="auto"/>
    </style:style>
    <style:style style:name="Table1.6" style:family="table-row">
      <style:table-row-properties style:min-row-height="0.554cm" fo:keep-together="auto"/>
    </style:style>
    <style:style style:name="Table1.A6" style:family="table-cell">
      <style:table-cell-properties style:vertical-align="top" fo:padding-left="0.191cm" fo:padding-right="0.191cm" fo:padding-top="0cm" fo:padding-bottom="0cm" fo:border-left="none" fo:border-right="none" fo:border-top="none" fo:border-bottom="0.05pt solid #ffffff" style:writing-mode="lr-tb"/>
    </style:style>
    <style:style style:name="Table1.7" style:family="table-row">
      <style:table-row-properties style:min-row-height="0.265cm" fo:keep-together="auto"/>
    </style:style>
    <style:style style:name="Table1.8" style:family="table-row">
      <style:table-row-properties style:min-row-height="0.926cm" fo:keep-together="auto"/>
    </style:style>
    <style:style style:name="Table1.9" style:family="table-row">
      <style:table-row-properties style:min-row-height="0.141cm" fo:keep-together="auto"/>
    </style:style>
    <style:style style:name="Table1.10" style:family="table-row">
      <style:table-row-properties style:min-row-height="2.237cm"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style:min-row-height="0.123cm" fo:keep-together="auto"/>
    </style:style>
    <style:style style:name="Table1.14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style:min-row-height="0.233cm" fo:keep-together="auto"/>
    </style:style>
    <style:style style:name="Table1.A18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Standard">
      <style:text-properties style:font-name="Calibri" fo:font-size="10pt" officeooo:rsid="001c8d39" officeooo:paragraph-rsid="00248f01" style:font-size-asian="10pt" style:font-name-complex="Calibri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Calibri" fo:font-size="10pt" officeooo:rsid="001c8d39" officeooo:paragraph-rsid="00028b5f" style:font-size-asian="10pt" style:font-name-complex="Calibri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Calibri" fo:font-size="10pt" officeooo:rsid="001d9225" style:font-size-asian="10pt" style:font-name-complex="Calibri" style:font-size-complex="10pt"/>
    </style:style>
    <style:style style:name="P4" style:family="paragraph" style:parent-style-name="Standard">
      <style:paragraph-properties fo:text-align="end" style:justify-single-word="false"/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P5" style:family="paragraph" style:parent-style-name="Standard">
      <style:text-properties style:font-name="Calibri" fo:font-size="11pt" fo:font-weight="bold" officeooo:rsid="0021e826" officeooo:paragraph-rsid="0021e826" style:font-size-asian="11pt" style:font-weight-asian="bold" style:font-name-complex="Calibri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Calibri" fo:font-size="11pt" fo:font-weight="bold" style:font-size-asian="11pt" style:font-weight-asian="bold" style:font-name-complex="Calibri" style:font-size-complex="11pt"/>
    </style:style>
    <style:style style:name="P7" style:family="paragraph" style:parent-style-name="Standard">
      <style:text-properties style:font-name="Calibri" fo:font-size="11pt" fo:font-weight="bold" officeooo:rsid="0006e890" officeooo:paragraph-rsid="0006e890" style:font-size-asian="11pt" style:font-weight-asian="bold" style:font-name-complex="Calibri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1pt" fo:font-weight="bold" officeooo:rsid="0006e890" officeooo:paragraph-rsid="0006e890" style:font-size-asian="11pt" style:font-weight-asian="bold" style:font-name-complex="Calibri" style:font-size-complex="11pt"/>
    </style:style>
    <style:style style:name="P9" style:family="paragraph" style:parent-style-name="Standard">
      <style:text-properties style:font-name="Calibri" fo:font-size="11pt" fo:font-weight="bold" officeooo:rsid="0006e890" officeooo:paragraph-rsid="0006e890" style:font-size-asian="11pt" style:font-weight-asian="bold" style:font-name-complex="Calibri" style:font-size-complex="11pt" style:font-style-complex="italic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11pt" fo:font-weight="bold" officeooo:rsid="0006e890" officeooo:paragraph-rsid="0006e890" style:font-size-asian="11pt" style:font-weight-asian="bold" style:font-name-complex="Calibri" style:font-size-complex="11pt" style:font-style-complex="italic"/>
    </style:style>
    <style:style style:name="P11" style:family="paragraph" style:parent-style-name="Standard">
      <style:text-properties style:font-name="Calibri" fo:font-size="11pt" fo:font-weight="bold" officeooo:rsid="0006e890" officeooo:paragraph-rsid="0006e890" style:font-size-asian="11pt" style:font-weight-asian="bold" style:font-name-complex="Calibri" style:font-size-complex="11pt" style:font-style-complex="italic" style:font-weight-complex="bold"/>
    </style:style>
    <style:style style:name="P12" style:family="paragraph" style:parent-style-name="Standard">
      <style:text-properties style:font-name="Calibri" fo:font-size="11pt" style:font-size-asian="11pt" style:font-name-complex="Calibri" style:font-size-complex="10pt"/>
    </style:style>
    <style:style style:name="P13" style:family="paragraph" style:parent-style-name="Standard">
      <style:text-properties style:font-name="Calibri" fo:font-size="1pt" style:font-size-asian="1pt" style:font-name-complex="Calibri" style:font-size-complex="1pt"/>
    </style:style>
    <style:style style:name="P14" style:family="paragraph" style:parent-style-name="Standard">
      <style:text-properties style:font-name="Calibri" fo:font-size="7pt" style:font-size-asian="7pt" style:font-name-complex="Calibri" style:font-size-complex="7pt"/>
    </style:style>
    <style:style style:name="P15" style:family="paragraph" style:parent-style-name="Standard">
      <style:text-properties fo:font-variant="small-caps" style:font-name="Calibri" fo:font-size="11pt" fo:font-weight="bold" style:font-size-asian="11pt" style:font-weight-asian="bold" style:font-name-complex="Calibri" style:font-size-complex="11pt"/>
    </style:style>
    <style:style style:name="P16" style:family="paragraph" style:parent-style-name="Standard">
      <style:text-properties fo:font-variant="small-caps" style:font-name="Calibri" fo:font-size="11pt" fo:font-weight="bold" officeooo:paragraph-rsid="0006e890" style:font-size-asian="11pt" style:font-weight-asian="bold" style:font-name-complex="Calibri" style:font-size-complex="11pt"/>
    </style:style>
    <style:style style:name="P17" style:family="paragraph" style:parent-style-name="Standard">
      <style:paragraph-properties fo:text-align="center" style:justify-single-word="false" style:text-autospace="none"/>
      <style:text-properties fo:font-variant="small-caps" style:font-name="Calibri" fo:font-size="18pt" fo:letter-spacing="0.071cm" fo:font-weight="bold" officeooo:rsid="001c8d39" officeooo:paragraph-rsid="00028b5f" style:font-size-asian="18pt" style:font-weight-asian="bold" style:font-name-complex="Calibri" style:font-size-complex="22pt"/>
    </style:style>
    <style:style style:name="P18" style:family="paragraph" style:parent-style-name="Standard">
      <style:paragraph-properties style:snap-to-layout-grid="false"/>
      <style:text-properties fo:font-variant="small-caps" style:font-name="Calibri" fo:font-size="8pt" fo:letter-spacing="0.152cm" style:font-size-asian="8pt" style:font-name-complex="Calibri" style:font-size-complex="8pt"/>
    </style:style>
    <style:style style:name="P19" style:family="paragraph" style:parent-style-name="Standard">
      <style:paragraph-properties fo:margin-left="0.127cm" fo:margin-right="0cm" fo:text-align="center" style:justify-single-word="false" fo:text-indent="0cm" style:auto-text-indent="false"/>
      <style:text-properties style:font-name="Calibri" fo:font-size="11pt" fo:font-weight="bold" style:font-size-asian="11pt" style:font-weight-asian="bold" style:font-name-complex="Calibri" style:font-size-complex="11pt"/>
    </style:style>
    <style:style style:name="P20" style:family="paragraph" style:parent-style-name="Standard">
      <style:paragraph-properties fo:margin-left="0.127cm" fo:margin-right="0cm" fo:text-indent="0cm" style:auto-text-indent="false"/>
      <style:text-properties style:font-name="Calibri" fo:font-size="7pt" style:font-size-asian="7pt" style:font-name-complex="Calibri" style:font-size-complex="7pt"/>
    </style:style>
    <style:style style:name="P21" style:family="paragraph" style:parent-style-name="Standard">
      <style:paragraph-properties fo:margin-left="0.127cm" fo:margin-right="0cm" fo:text-indent="0cm" style:auto-text-indent="false"/>
      <style:text-properties style:font-name="Calibri" fo:font-size="7pt" officeooo:paragraph-rsid="002259b9" style:font-size-asian="7pt" style:font-name-complex="Calibri" style:font-size-complex="7pt"/>
    </style:style>
    <style:style style:name="P22" style:family="paragraph" style:parent-style-name="Standard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paragraph-rsid="001e399c" style:font-size-asian="11pt" style:font-name-complex="Calibri" style:font-size-complex="11pt"/>
    </style:style>
    <style:style style:name="P23" style:family="paragraph" style:parent-style-name="Standard" style:list-style-name="WW8Num2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rsid="001f2e22" officeooo:paragraph-rsid="001f2e22" style:font-size-asian="11pt" style:font-name-complex="Calibri" style:font-size-complex="11pt"/>
    </style:style>
    <style:style style:name="P24" style:family="paragraph" style:parent-style-name="Standard" style:list-style-name="WW8Num2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rsid="001f2e22" officeooo:paragraph-rsid="00071fa0" style:font-size-asian="11pt" style:font-name-complex="Calibri" style:font-size-complex="11pt"/>
    </style:style>
    <style:style style:name="P25" style:family="paragraph" style:parent-style-name="Standard" style:list-style-name="WW8Num2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paragraph-rsid="001f2e22" style:font-size-asian="11pt" style:font-name-complex="Calibri" style:font-size-complex="11pt"/>
    </style:style>
    <style:style style:name="P26" style:family="paragraph" style:parent-style-name="Standard" style:list-style-name="WW8Num2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paragraph-rsid="002259b9" style:font-size-asian="11pt" style:font-name-complex="Calibri" style:font-size-complex="11pt"/>
    </style:style>
    <style:style style:name="P27" style:family="paragraph" style:parent-style-name="Standard" style:list-style-name="WW8Num2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rsid="0021e826" officeooo:paragraph-rsid="0021e826" style:font-size-asian="11pt" style:font-name-complex="Calibri" style:font-size-complex="11pt"/>
    </style:style>
    <style:style style:name="P28" style:family="paragraph" style:parent-style-name="Standard" style:list-style-name="WW8Num2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rsid="002259b9" officeooo:paragraph-rsid="002259b9" style:font-size-asian="11pt" style:font-name-complex="Calibri" style:font-size-complex="11pt"/>
    </style:style>
    <style:style style:name="P29" style:family="paragraph" style:parent-style-name="Standard" style:list-style-name="WW8Num6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rsid="002259b9" officeooo:paragraph-rsid="002259b9" style:font-size-asian="11pt" style:font-name-complex="Calibri" style:font-size-complex="10pt"/>
    </style:style>
    <style:style style:name="P30" style:family="paragraph" style:parent-style-name="Standard" style:list-style-name="WW8Num7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fo:font-weight="bold" officeooo:paragraph-rsid="0026f416" style:font-size-asian="11pt" style:font-weight-asian="bold" style:font-name-complex="Calibri" style:font-size-complex="10pt" style:font-weight-complex="bold"/>
    </style:style>
    <style:style style:name="P31" style:family="paragraph" style:parent-style-name="Standard" style:list-style-name="WW8Num7">
      <style:paragraph-properties fo:margin-left="0.445cm" fo:margin-right="0cm" fo:text-indent="-0.318cm" style:auto-text-indent="false">
        <style:tab-stops/>
      </style:paragraph-properties>
      <style:text-properties fo:font-weight="bold" officeooo:paragraph-rsid="002259b9" style:font-weight-asian="bold" style:font-weight-complex="bold"/>
    </style:style>
    <style:style style:name="P32" style:family="paragraph" style:parent-style-name="Heading_20_2">
      <style:text-properties style:font-name="Calibri" fo:font-size="11pt" style:font-size-asian="11pt" style:font-name-complex="Calibri" style:font-size-complex="11pt" style:font-weight-complex="bold"/>
    </style:style>
    <style:style style:name="P33" style:family="paragraph" style:parent-style-name="Heading_20_2">
      <style:text-properties style:font-name="Calibri" fo:font-size="11pt" officeooo:rsid="001e399c" officeooo:paragraph-rsid="001e399c" style:font-size-asian="11pt" style:font-name-complex="Calibri" style:font-size-complex="11pt" style:font-weight-complex="bold"/>
    </style:style>
    <style:style style:name="P34" style:family="paragraph" style:parent-style-name="Heading_20_2">
      <style:paragraph-properties fo:text-align="center" style:justify-single-word="false"/>
      <style:text-properties style:font-name="Calibri" fo:font-size="11pt" officeooo:rsid="0006e890" officeooo:paragraph-rsid="0006e890" style:font-size-asian="11pt" style:font-name-complex="Calibri" style:font-size-complex="11pt"/>
    </style:style>
    <style:style style:name="P35" style:family="paragraph" style:parent-style-name="Achievement">
      <style:text-properties style:font-name="Calibri" fo:font-size="11pt" fo:font-weight="bold" style:font-size-asian="11pt" style:font-weight-asian="bold" style:font-name-complex="Calibri" style:font-size-complex="11pt"/>
    </style:style>
    <style:style style:name="P36" style:family="paragraph" style:parent-style-name="Achievement" style:list-style-name="WW8Num4">
      <style:text-properties style:font-name="Calibri" fo:font-size="11pt" officeooo:rsid="0026f416" officeooo:paragraph-rsid="00028b5f" style:font-size-asian="11pt" style:font-name-complex="Calibri"/>
    </style:style>
    <style:style style:name="T1" style:family="text">
      <style:text-properties style:font-name="Calibri" fo:font-size="11pt" fo:font-weight="bold" style:font-size-asian="11pt" style:font-weight-asian="bold" style:font-name-complex="Calibri" style:font-size-complex="11pt"/>
    </style:style>
    <style:style style:name="T2" style:family="text">
      <style:text-properties style:font-name="Calibri" fo:font-size="11pt" style:font-size-asian="11pt" style:font-name-complex="Calibri" style:font-size-complex="11pt"/>
    </style:style>
    <style:style style:name="T3" style:family="text">
      <style:text-properties style:font-name="Calibri" fo:font-size="11pt" officeooo:rsid="002259b9" style:font-size-asian="11pt" style:font-name-complex="Calibri" style:font-size-complex="10pt"/>
    </style:style>
    <style:style style:name="T4" style:family="text">
      <style:text-properties style:font-name="Calibri" fo:font-size="11pt" fo:font-weight="normal" officeooo:rsid="002259b9" style:font-size-asian="11pt" style:font-weight-asian="normal" style:font-name-complex="Calibri" style:font-size-complex="10pt" style:font-weight-complex="normal"/>
    </style:style>
    <style:style style:name="T5" style:family="text">
      <style:text-properties style:font-name="Calibri" fo:font-size="11pt" fo:font-weight="normal" officeooo:rsid="00070aec" style:font-size-asian="11pt" style:font-weight-asian="normal" style:font-name-complex="Calibri" style:font-size-complex="10pt" style:font-weight-complex="normal"/>
    </style:style>
    <style:style style:name="T6" style:family="text">
      <style:text-properties officeooo:rsid="0021e826"/>
    </style:style>
    <style:style style:name="T7" style:family="text">
      <style:text-properties officeooo:rsid="001f2e22"/>
    </style:style>
    <style:style style:name="T8" style:family="text">
      <style:text-properties officeooo:rsid="00210774"/>
    </style:style>
    <style:style style:name="T9" style:family="text">
      <style:text-properties officeooo:rsid="002259b9"/>
    </style:style>
    <style:style style:name="T10" style:family="text">
      <style:text-properties officeooo:rsid="0026f416"/>
    </style:style>
    <style:style style:name="T11" style:family="text">
      <style:text-properties fo:font-weight="normal" officeooo:rsid="0026f416" style:font-weight-asian="normal" style:font-weight-complex="normal"/>
    </style:style>
    <style:style style:name="T12" style:family="text">
      <style:text-properties fo:font-weight="normal" officeooo:rsid="00043a55" style:font-weight-asian="normal" style:font-weight-complex="normal"/>
    </style:style>
    <style:style style:name="T13" style:family="text">
      <style:text-properties fo:font-weight="normal" officeooo:rsid="00054765" style:font-weight-asian="normal" style:font-weight-complex="normal"/>
    </style:style>
    <style:style style:name="T14" style:family="text">
      <style:text-properties fo:font-weight="normal" officeooo:rsid="00070aec" style:font-weight-asian="normal" style:font-weight-complex="normal"/>
    </style:style>
    <style:style style:name="T15" style:family="text">
      <style:text-properties officeooo:rsid="00043a55"/>
    </style:style>
    <style:style style:name="T16" style:family="text">
      <style:text-properties officeooo:rsid="00071fa0"/>
    </style:style>
    <style:style style:name="T17" style:family="text">
      <style:text-properties officeooo:rsid="00087874"/>
    </style:style>
    <style:style style:name="T18" style:family="text">
      <style:text-properties officeooo:rsid="000a0726"/>
    </style:style>
    <style:style style:name="T19" style:family="text">
      <style:text-properties officeooo:rsid="000e902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 table:style-name="Table1.1">
          <table:table-cell table:style-name="Table1.A1" office:value-type="string">
            <text:p text:style-name="P1">23 Hume Drive, </text:p>
            <text:p text:style-name="P1">Cambridge ON </text:p>
            <text:p text:style-name="P1">N1T 1N2</text:p>
          </table:table-cell>
          <table:table-cell table:style-name="Table1.A1" table:number-columns-spanned="3" office:value-type="string">
            <text:p text:style-name="P17">Julian Horvat</text:p>
          </table:table-cell>
          <table:covered-table-cell/>
          <table:covered-table-cell/>
          <table:table-cell table:style-name="Table1.A1" office:value-type="string">
            <text:p text:style-name="P2">(519) 722-6062</text:p>
            <text:p text:style-name="P2">horvat@uoguelph.ca</text:p>
            <text:p text:style-name="P3">jhorvat.github.io</text:p>
          </table:table-cell>
        </table:table-row>
        <table:table-row table:style-name="Table1.2">
          <table:table-cell table:style-name="Table1.A2" table:number-columns-spanned="5" office:value-type="string">
            <text:p text:style-name="P18"/>
            <text:p text:style-name="P16">Employment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7">SAP</text:p>
          </table:table-cell>
          <table:table-cell table:style-name="Table1.A3" table:number-columns-spanned="3" office:value-type="string">
            <text:p text:style-name="P8">Products Support Engineer, Intern</text:p>
          </table:table-cell>
          <table:covered-table-cell/>
          <table:covered-table-cell/>
          <table:table-cell table:style-name="Table1.A3" office:value-type="string">
            <text:h text:style-name="P33" text:outline-level="2">Spring 2013 – Winter 2013</text:h>
          </table:table-cell>
        </table:table-row>
        <table:table-row table:style-name="Table1.4">
          <table:table-cell table:style-name="Table1.A2" table:number-columns-spanned="5" office:value-type="string">
            <text:p text:style-name="P22"/>
            <text:list xml:id="list8732592253833500535" text:style-name="WW8Num2">
              <text:list-item>
                <text:p text:style-name="P23">Worked together with customers to solve technical problems with <text:span text:style-name="T17">our</text:span> database products, including error messages, crashes and bugs</text:p>
              </text:list-item>
              <text:list-item>
                <text:p text:style-name="P24"><text:span text:style-name="T16">Responsible for communicating with customers about their cases over email and phone </text:span><text:span text:style-name="T17">and maintaining my case histories in the ticketing system</text:span></text:p>
              </text:list-item>
              <text:list-item>
                <text:p text:style-name="P23">Reproduc<text:span text:style-name="T16">ed</text:span> bugs and sen<text:span text:style-name="T16">t</text:span> the reproduction off to the bug team to get fixed </text:p>
              </text:list-item>
              <text:list-item>
                <text:p text:style-name="P25"><text:span text:style-name="T16">Wrote</text:span><text:span text:style-name="T7"> Knowledge Base articles when </text:span><text:span text:style-name="T8">a case </text:span><text:span text:style-name="T19">had</text:span><text:span text:style-name="T8"> an undocumented resolution </text:span><text:span text:style-name="T15">for</text:span><text:span text:style-name="T8"> the purpose of deflecting future cases</text:span></text:p>
              </text:list-item>
            </text:list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9">AML Communications</text:p>
          </table:table-cell>
          <table:table-cell table:style-name="Table1.A2" table:number-columns-spanned="3" office:value-type="string">
            <text:h text:style-name="P34" text:outline-level="2">Sales Associate</text:h>
          </table:table-cell>
          <table:covered-table-cell/>
          <table:covered-table-cell/>
          <table:table-cell table:style-name="Table1.A2" office:value-type="string">
            <text:h text:style-name="P32" text:outline-level="2"><text:span text:style-name="T6">Summer 2011</text:span>– Spring 20<text:span text:style-name="T6">13</text:span></text:h>
          </table:table-cell>
        </table:table-row>
        <table:table-row table:style-name="Table1.6">
          <table:table-cell table:style-name="Table1.A6" table:number-columns-spanned="5" office:value-type="string">
            <text:list xml:id="list1001150815" text:continue-numbering="true" text:style-name="WW8Num2">
              <text:list-item>
                <text:p text:style-name="P27"><text:span text:style-name="T16">Studied </text:span>current phone features, new contract pricing, in-market plans, and current promotions <text:span text:style-name="T16">daily to better serve customers</text:span></text:p>
              </text:list-item>
              <text:list-item>
                <text:p text:style-name="P27"><text:span text:style-name="T18">Regularly e</text:span><text:span text:style-name="T16">xceeded </text:span>minimum monthly sales targets </text:p>
              </text:list-item>
              <text:list-item>
                <text:p text:style-name="P27"><text:span text:style-name="T16">Consistently went above expectation</text:span><text:span text:style-name="T18">s</text:span><text:span text:style-name="T16"> to resolve </text:span>customer issues; both technical and business</text:p>
              </text:list-item>
            </text:list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2" office:value-type="string">
            <text:p text:style-name="P11">University of Waterloo</text:p>
          </table:table-cell>
          <table:table-cell table:style-name="Table1.A2" table:number-columns-spanned="3" office:value-type="string">
            <text:p text:style-name="P10">Undergraduate Research Assistant</text:p>
          </table:table-cell>
          <table:covered-table-cell/>
          <table:covered-table-cell/>
          <table:table-cell table:style-name="Table1.A2" office:value-type="string">
            <text:p text:style-name="P4">Fall 201<text:span text:style-name="T6">0</text:span> – <text:span text:style-name="T6">Summer </text:span>20<text:span text:style-name="T6">11</text:span></text:p>
          </table:table-cell>
        </table:table-row>
        <table:table-row table:style-name="Table1.8">
          <table:table-cell table:style-name="Table1.A2" table:number-columns-spanned="5" office:value-type="string">
            <text:list xml:id="list403670349" text:continue-numbering="true" text:style-name="WW8Num2">
              <text:list-item>
                <text:p text:style-name="P27"><text:span text:style-name="T16">Verified </text:span>machine analysis o<text:span text:style-name="T16">f</text:span> open-source Java applications, <text:span text:style-name="T16">looking for issues</text:span> related to privilege based security holes</text:p>
              </text:list-item>
              <text:list-item>
                <text:p text:style-name="P27">Creation and maintenance of a MySQL database, SVN repository, and an Apache web server that facilitated the research </text:p>
              </text:list-item>
            </text:list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2" table:number-columns-spanned="2" office:value-type="string">
            <text:p text:style-name="P9">Society of Computing and Information Science</text:p>
          </table:table-cell>
          <table:covered-table-cell/>
          <table:table-cell table:style-name="Table1.A2" office:value-type="string">
            <text:h text:style-name="P34" text:outline-level="2">SOCIS Executive</text:h>
          </table:table-cell>
          <table:table-cell table:style-name="Table1.A2" table:number-columns-spanned="2" office:value-type="string">
            <text:h text:style-name="P32" text:outline-level="2"><text:span text:style-name="T9">Spring</text:span> 201<text:span text:style-name="T9">2</text:span> - <text:span text:style-name="T9">Present</text:span></text:h>
          </table:table-cell>
          <table:covered-table-cell/>
        </table:table-row>
        <table:table-row table:style-name="Table1.10">
          <table:table-cell table:style-name="Table1.A6" table:number-columns-spanned="5" office:value-type="string">
            <text:list xml:id="list188193936" text:continue-numbering="true" text:style-name="WW8Num2">
              <text:list-item>
                <text:p text:style-name="P28">Managed the SOCIS online community and advertised society events as the Community Liaison</text:p>
              </text:list-item>
              <text:list-item>
                <text:p text:style-name="P26"><text:span text:style-name="T16">R</text:span><text:span text:style-name="T9">ebuil</text:span><text:span text:style-name="T16">t</text:span><text:span text:style-name="T9"> the SOCIS website; </text:span><text:span text:style-name="T16">currently responsible for </text:span><text:span text:style-name="T9">maintenance of the SOCIS server as the System Administrator</text:span></text:p>
              </text:list-item>
            </text:list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2" table:number-columns-spanned="5" office:value-type="string">
            <text:p text:style-name="P15">Education</text:p>
          </table:table-cell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3" office:value-type="string">
            <text:p text:style-name="P5">Guelph, ON</text:p>
          </table:table-cell>
          <table:table-cell table:style-name="Table1.A3" table:number-columns-spanned="3" office:value-type="string">
            <text:p text:style-name="P19">University of <text:span text:style-name="T6">Guelph</text:span></text:p>
          </table:table-cell>
          <table:covered-table-cell/>
          <table:covered-table-cell/>
          <table:table-cell table:style-name="Table1.A3" office:value-type="string">
            <text:p text:style-name="P6">Fall 20<text:span text:style-name="T6">11</text:span> – <text:span text:style-name="T6">Present</text:span></text:p>
          </table:table-cell>
        </table:table-row>
        <table:table-row table:style-name="Table1.13">
          <table:table-cell table:style-name="Table1.A6" table:number-columns-spanned="5" office:value-type="string">
            <text:list xml:id="list7932831253898066493" text:style-name="WW8Num6">
              <text:list-item>
                <text:p text:style-name="P29">B. Comp with a major in Software Engineering, GPA: 77.88%</text:p>
              </text:list-item>
            </text:list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2" table:number-columns-spanned="5" office:value-type="string">
            <text:p text:style-name="P15">Technical Experience</text:p>
          </table:table-cell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3" table:number-columns-spanned="5" office:value-type="string">
            <text:p text:style-name="Standard"><text:span text:style-name="T1">Projects</text:span><text:span text:style-name="T2">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6">
          <table:table-cell table:style-name="Table1.A6" table:number-columns-spanned="5" office:value-type="string">
            <text:list xml:id="list4643592125968174336" text:style-name="WW8Num7">
              <text:list-item>
                <text:p text:style-name="P31"><text:span text:style-name="T3">Dialogc </text:span><text:span text:style-name="T4">(2013). </text:span><text:span text:style-name="T5">An</text:span><text:span text:style-name="T4"> </text:span><text:span text:style-name="T5">IDE written in Java that was used to edit configuration files that were then compiled into Java forms that interacted with a MySQL database</text:span></text:p>
              </text:list-item>
              <text:list-item>
                <text:p text:style-name="P30"><text:span text:style-name="T10">jhorvat.github.io</text:span><text:span text:style-name="T11"> (2013). </text:span><text:span text:style-name="T14">D</text:span><text:span text:style-name="T11">esigned </text:span><text:span text:style-name="T14">the front-end</text:span><text:span text:style-name="T11"> using Twitter's Bootstrap </text:span><text:span text:style-name="T13">hosted on Github Pages</text:span><text:span text:style-name="T11"> </text:span><text:span text:style-name="T14">and </text:span><text:span text:style-name="T13">was</text:span><text:span text:style-name="T12"> </text:span><text:span text:style-name="T14">developed </text:span><text:span text:style-name="T11">using the Harp static server </text:span><text:span text:style-name="T12">and the Jade template engine</text:span><text:span text:style-name="T11">.</text:span></text:p>
              </text:list-item>
              <text:list-item>
                <text:p text:style-name="P30"><text:span text:style-name="T10">SAP Hotels</text:span><text:span text:style-name="T11"> (2013). A hotel reservation management </text:span><text:span text:style-name="T14">Android </text:span><text:span text:style-name="T11">app </text:span><text:span text:style-name="T14">designed and written </text:span><text:span text:style-name="T11">as part of my internship at SAP</text:span></text:p>
              </text:list-item>
            </text:list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6" table:number-columns-spanned="5" office:value-type="string">
            <text:list xml:id="list4106765633636273718" text:style-name="WW8Num4">
              <text:list-header>
                <text:p text:style-name="P35">Languages and Technologies</text:p>
              </text:list-header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8" table:number-columns-spanned="5" office:value-type="string">
            <text:list xml:id="list140273992" text:continue-numbering="true" text:style-name="WW8Num4">
              <text:list-item>
                <text:p text:style-name="P36">C; Java; Go, Revel; HTML, CSS; Javascript; Bootstrap, Foundation</text:p>
              </text:list-item>
              <text:list-item>
                <text:p text:style-name="P36">Sublime Text; Eclipse; Vim; Tmux; SQL Anywhere; MySQL; Android SDK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CA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size="10pt" fo:font-weight="bold" style:font-size-asian="10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27cm" fo:margin-right="0cm" fo:text-align="justify" style:justify-single-word="false" fo:text-indent="0cm" style:auto-text-indent="false" fo:keep-with-next="always"/>
      <style:text-properties fo:font-size="10pt" fo:font-weight="bold" style:font-size-asian="10pt" style:font-weight-asian="bold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/>
      <style:text-properties fo:font-size="10pt" fo:font-style="italic" fo:font-weight="bold" style:font-size-asian="10pt" style:font-style-asian="italic" style:font-weight-asian="bold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0pt" fo:font-style="italic" style:font-size-asian="10pt" style:font-style-asian="italic" style:font-size-complex="10pt" style:font-style-complex="italic" style:font-weight-complex="bold"/>
    </style:style>
    <style:style style:name="Name" style:family="paragraph" style:parent-style-name="Standard" style:next-style-name="Standard">
      <style:paragraph-properties fo:margin-top="0cm" fo:margin-bottom="0.776cm" style:contextual-spacing="false" style:line-height-at-least="0.423cm" fo:text-align="center" style:justify-single-word="false"/>
      <style:text-properties fo:text-transform="uppercase" style:font-name="Garamond" fo:font-size="22pt" fo:letter-spacing="0.141cm" style:font-size-asian="22pt" style:font-name-complex="Garamond" style:font-size-complex="10pt"/>
    </style:style>
    <style:style style:name="Achievement" style:family="paragraph" style:parent-style-name="Text_20_body" style:list-style-name="WW8Num4">
      <style:paragraph-properties fo:margin-left="0.445cm" fo:margin-right="0cm" fo:margin-top="0cm" fo:margin-bottom="0cm" style:contextual-spacing="false" fo:text-indent="-0.318cm" style:auto-text-indent="false">
        <style:tab-stops/>
      </style:paragraph-properties>
      <style:text-properties fo:font-size="10pt" style:font-size-asian="10pt" style:font-size-complex="10pt" style:font-weight-complex="bold"/>
    </style:style>
    <style:style style:name="Address_20_1" style:display-name="Address 1" style:family="paragraph" style:parent-style-name="Standard">
      <style:paragraph-properties style:line-height-at-least="0.282cm" fo:text-align="center" style:justify-single-word="false"/>
      <style:text-properties fo:text-transform="uppercase" style:font-name="Garamond" fo:font-size="7.5pt" fo:letter-spacing="0.053cm" style:font-size-asian="7.5pt" style:font-name-complex="Garamond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66" style:font-name="Symbol" fo:font-size="6pt" style:font-size-asian="6pt" style:font-name-complex="Symbol" style:font-size-complex="6pt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fo:color="#000066" style:font-name="Symbol" fo:font-size="6pt" style:font-size-asian="6pt" style:font-name-complex="Symbol" style:font-size-complex="6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fo:color="#000066" style:font-name="Symbol" fo:font-size="6pt" style:font-size-asian="6pt" style:font-name-complex="Symbol" style:font-size-complex="6pt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fo:color="#000066" style:font-name="Symbol" fo:font-size="6pt" style:font-size-asian="6pt" style:font-name-complex="Symbol" style:font-size-complex="6pt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fo:color="#000066" style:font-name="Symbol" fo:font-size="6pt" style:font-size-asian="6pt" style:font-name-complex="Symbol" style:font-size-complex="6pt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fo:color="#000066" style:font-name="Symbol" fo:font-size="6pt" style:font-size-asian="6pt" style:font-name-complex="Symbol" style:font-size-complex="6pt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fo:color="#000066" style:font-name="Symbol" fo:font-size="6pt" style:font-size-asian="6pt" style:font-name-complex="Symbol" style:font-size-complex="6pt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fo:color="#000066" style:font-name="Symbol" fo:font-size="6pt" style:font-size-asian="6pt" style:font-name-complex="Symbol" style:font-size-complex="6pt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16cm" fo:text-indent="-0.635cm" fo:margin-left="1.616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886cm" fo:text-indent="-0.635cm" fo:margin-left="2.886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4.156cm" fo:text-indent="-0.635cm" fo:margin-left="4.156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426cm" fo:text-indent="-0.635cm" fo:margin-left="5.426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696cm" fo:text-indent="-0.635cm" fo:margin-left="6.696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966cm" fo:text-indent="-0.635cm" fo:margin-left="7.966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9.236cm" fo:text-indent="-0.635cm" fo:margin-left="9.236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506cm" fo:text-indent="-0.635cm" fo:margin-left="10.50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776cm" fo:text-indent="-0.635cm" fo:margin-left="11.77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905cm" fo:margin-bottom="1.905cm" fo:margin-left="1.905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ulian Horvat • 23 Hume Drive • Cambridge, ON N1T 1N2 • (519) 722-6062</dc:title>
    <meta:initial-creator>Gayle Laakmann</meta:initial-creator>
    <meta:creation-date>2011-12-28T19:12:00</meta:creation-date>
    <dc:creator>Julian </dc:creator>
    <dc:date>2014-01-17T11:08:02</dc:date>
    <meta:print-date>2011-12-28T14:25:00</meta:print-date>
    <meta:editing-cycles>13</meta:editing-cycles>
    <meta:editing-duration>PT5H46M15S</meta:editing-duration>
    <meta:generator>LibreOffice/4.0.2.2$Linux_X86_64 LibreOffice_project/400m0$Build-2</meta:generator>
    <meta:document-statistic meta:table-count="1" meta:image-count="0" meta:object-count="0" meta:page-count="1" meta:paragraph-count="44" meta:word-count="355" meta:character-count="2310" meta:non-whitespace-character-count="2008"/>
  </office:meta>
</office:document-meta>
</file>